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2b2b3c" officeooo:paragraph-rsid="001edd42"/>
    </style:style>
    <style:style style:name="P2" style:family="paragraph" style:parent-style-name="Standard">
      <style:text-properties officeooo:rsid="002b2b3c" officeooo:paragraph-rsid="001f745d"/>
    </style:style>
    <style:style style:name="P3" style:family="paragraph" style:parent-style-name="Standard" style:list-style-name="L4">
      <style:text-properties officeooo:rsid="002b2b3c" officeooo:paragraph-rsid="001edd42"/>
    </style:style>
    <style:style style:name="P4" style:family="paragraph" style:parent-style-name="Standard" style:list-style-name="L4">
      <style:text-properties officeooo:rsid="002b2b3c" officeooo:paragraph-rsid="00211e25"/>
    </style:style>
    <style:style style:name="P5" style:family="paragraph" style:parent-style-name="Standard">
      <style:text-properties officeooo:paragraph-rsid="001edd42"/>
    </style:style>
    <style:style style:name="P6" style:family="paragraph" style:parent-style-name="Standard" style:list-style-name="L2">
      <style:text-properties officeooo:paragraph-rsid="001f745d"/>
    </style:style>
    <style:style style:name="P7" style:family="paragraph" style:parent-style-name="Standard" style:list-style-name="L2">
      <style:text-properties fo:font-weight="bold" officeooo:rsid="001edd42" officeooo:paragraph-rsid="001edd42" style:font-weight-asian="bold" style:font-weight-complex="bold"/>
    </style:style>
    <style:style style:name="P8" style:family="paragraph" style:parent-style-name="Standard" style:list-style-name="L3">
      <style:text-properties officeooo:rsid="001f745d" officeooo:paragraph-rsid="001f745d"/>
    </style:style>
    <style:style style:name="P9" style:family="paragraph" style:parent-style-name="Standard" style:list-style-name="L4">
      <style:text-properties officeooo:rsid="00211e25" officeooo:paragraph-rsid="00211e25"/>
    </style:style>
    <style:style style:name="T1" style:family="text">
      <style:text-properties officeooo:rsid="001edd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745d" style:font-weight-asian="bold" style:font-weight-complex="bold"/>
    </style:style>
    <style:style style:name="T4" style:family="text">
      <style:text-properties officeooo:rsid="002b2b3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745d" style:font-weight-asian="normal" style:font-weight-complex="normal"/>
    </style:style>
    <style:style style:name="T7" style:family="text">
      <style:text-properties officeooo:rsid="001f745d"/>
    </style:style>
    <style:style style:name="T8" style:family="text">
      <style:text-properties officeooo:rsid="00211e25"/>
    </style:style>
    <style:style style:name="T9" style:family="text">
      <style:text-properties officeooo:rsid="0021489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</text:span>. Introdução</text:p>
      <text:p text:style-name="P1"/>
      <text:p text:style-name="P1"><text:span text:style-name="T2">Propósito</text:span>: <text:span text:style-name="T1">Permitir o rastreamento do uso de agrotóxicos em plantação</text:span></text:p>
      <text:p text:style-name="P1"/>
      <text:p text:style-name="P1"><text:span text:style-name="T2">Escopo</text:span>: <text:span text:style-name="T1">Este aplicativo terá o nome de ToxinaAPP, e deve permitir o controle total das aplicações de agrotóxicos em hortaliças, bem como permitir a rastreabilidade do produto aplicado na plantação. Fornecer informações a cerca de todos os interessados envolvidos no processo, local de aplicação, área utilizada para a aplicação e geração de código rastreável.</text:span></text:p>
      <text:p text:style-name="P1"/>
      <text:p text:style-name="P5"><text:span text:style-name="T4">Definições, siglas e abreviaturas: </text:span></text:p>
      <text:p text:style-name="P5"/>
      <text:list xml:id="list3805549701" text:style-name="L2">
        <text:list-item>
          <text:p text:style-name="P7">talhão → <text:span text:style-name="T5">referência da área plantada (geralmente uma marcação da área plantada. Ex.: 1000 m²</text:span></text:p>
        </text:list-item>
        <text:list-item>
          <text:p text:style-name="P6"><text:span text:style-name="T3">Qrcode</text:span><text:span text:style-name="T6"> → código de identificação para referenciar hortaliças e agrotóxicos aplicados</text:span></text:p>
        </text:list-item>
      </text:list>
      <text:p text:style-name="P5"/>
      <text:p text:style-name="P5"><text:span text:style-name="T4">referências</text:span></text:p>
      <text:list xml:id="list1178544528" text:style-name="L3">
        <text:list-item>
          <text:p text:style-name="P8">Portaria XXX do Ministério da Agricultura e Pecuária</text:p>
        </text:list-item>
        <text:list-item>
          <text:p text:style-name="P8"/>
        </text:list-item>
      </text:list>
      <text:p text:style-name="P1"><text:span text:style-name="T2">Visão</text:span> <text:span text:style-name="T2">Global</text:span>: <text:span text:style-name="T7">adiante serão apresentados descrição do produto, o que se espera do produto com relação a perspectiva, quais as funções disponibilizadas no sistema, o papel de cada interessado no sistema.</text:span></text:p>
      <text:p text:style-name="P1"/>
      <text:p text:style-name="P2">2 Descrição Geral: </text:p>
      <text:p text:style-name="P2"><text:s/></text:p>
      <text:list xml:id="list3453131000" text:style-name="L4">
        <text:list-item>
          <text:p text:style-name="P3">Perspectiva do Produto: <text:span text:style-name="T7">este produto é independente de qualquer outro sistema, porém poderá permitir a integração com sistema de gerenciamento específico da empresa usuária.</text:span></text:p>
        </text:list-item>
        <text:list-item>
          <text:p text:style-name="P3">Funções do produto: <text:span text:style-name="T7">rastrear agrotóxicos aplicados, controlar área onde foram aplicados os agrotóxicos, quem os aplicou, período da aplicação e reaplicação, geração de qrcode e disponibilização de páginas na web para uso de todos os interessados.</text:span></text:p>
          <text:p text:style-name="P3"/>
        </text:list-item>
        <text:list-item>
          <text:p text:style-name="P3">Características do Usuário: </text:p>
          <text:list>
            <text:list-header>
              <text:p text:style-name="P9"/>
              <text:p text:style-name="P9">funcionários da empresa terão acesso restrito de acordo com a sua função na empresa, assim um responsável pela aplicação poderá inserir informações referentes a aplicação, o usuário externo poderá realizar consultas a fim de obter informações gerais sobre um determinada hortalição (aplicação do agrotóxico, período, quantas reaplicações e produto responsável)</text:p>
              <text:p text:style-name="P9"/>
            </text:list-header>
          </text:list>
        </text:list-item>
        <text:list-item>
          <text:p text:style-name="P3">Restrições: </text:p>
          <text:list>
            <text:list-header>
              <text:p text:style-name="P9">de usuário do sistema: permitir acesso apenas com autentição</text:p>
              <text:p text:style-name="P9">de usuários externos: restringir acesso as funções de manutenção do sistema,</text:p>
              <text:p text:style-name="P9">do aplicativo: conexão via internet com autenticação de usuário com o uso de token</text:p>
              <text:p text:style-name="P9"><text:s text:c="2"/></text:p>
            </text:list-header>
          </text:list>
        </text:list-item>
        <text:list-item>
          <text:p text:style-name="P4">Pressupostos e dependências</text:p>
          <text:list>
            <text:list-header>
              <text:p text:style-name="P4"><text:span text:style-name="T8">- seguir orientação de ordenação jurídica do Ministério da Agricultura e Pecuária</text:span></text:p>
              <text:p text:style-name="P9"/>
            </text:list-header>
          </text:list>
        </text:list-item>
      </text:list>
      <text:p text:style-name="P1">3. Requisitos Específicos</text:p>
      <text:p text:style-name="P1"><text:tab/><text:span text:style-name="T8">Requisitos funcionais:</text:span></text:p>
      <text:p text:style-name="P1"><text:tab/><text:tab/><text:span text:style-name="T8">Controle de aplicação do agrotóxico</text:span></text:p>
      <text:p text:style-name="P1"><text:tab/><text:tab/><text:span text:style-name="T8">Manter agrotóxico</text:span></text:p>
      <text:p text:style-name="P1"><text:tab/><text:tab/><text:span text:style-name="T8">Manter área aplicada </text:span></text:p>
      <text:p text:style-name="P1"><text:tab/><text:tab/><text:span text:style-name="T8">Gerar QRCode</text:span></text:p>
      <text:p text:style-name="P1"><text:soft-page-break/><text:tab/><text:span text:style-name="T8">Requisitos não-funcionais</text:span></text:p>
      <text:p text:style-name="P1"><text:tab/><text:tab/>- <text:span text:style-name="T9">Integridade do sistema para que ele nunca fique indisponível</text:span></text:p>
      <text:p text:style-name="P1"><text:tab/><text:tab/>- <text:span text:style-name="T9">comunicação de dados via internet</text:span></text:p>
      <text:p text:style-name="P1"><text:tab/><text:tab/>- <text:span text:style-name="T9">Atualização das informações em tempo real.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9:51:01.812353600</meta:creation-date>
    <dc:date>2022-03-29T20:24:45.432125751</dc:date>
    <meta:editing-duration>PT1M33S</meta:editing-duration>
    <meta:editing-cycles>1</meta:editing-cycles>
    <meta:document-statistic meta:table-count="0" meta:image-count="0" meta:object-count="0" meta:page-count="2" meta:paragraph-count="37" meta:word-count="364" meta:character-count="2417" meta:non-whitespace-character-count="2079"/>
    <meta:generator>LibreOffice/7.2.6.2$Linux_X86_64 LibreOffice_project/20$Build-2</meta:generator>
  </office:meta>
</office:document-meta>
</file>